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84000004840588E9E02ADCAEC3.png" manifest:media-type="image/png"/>
  <manifest:file-entry manifest:full-path="Pictures/10000001000007D0000007D01CDEDB4A4B6FEF62.png" manifest:media-type="image/png"/>
  <manifest:file-entry manifest:full-path="Pictures/1000000100000400000004004372D28AC0359731.png" manifest:media-type="image/png"/>
  <manifest:file-entry manifest:full-path="Pictures/10000001000000400000004007FDB9E243A44C3D.png" manifest:media-type="image/png"/>
  <manifest:file-entry manifest:full-path="Pictures/100000010000006000000060B3B5FEE8D7BE68D8.png" manifest:media-type="image/png"/>
  <manifest:file-entry manifest:full-path="Pictures/100000010000004000000040C23FFAF48F2504B5.png" manifest:media-type="image/png"/>
  <manifest:file-entry manifest:full-path="Pictures/10000001000000400000004006D89D92F46C2CD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097in" fo:margin-left="0.0597in" fo:margin-top="0in" fo:margin-bottom="0i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5" style:family="table-row">
      <style:table-row-properties style:min-row-height="0.1764in" fo:keep-together="auto"/>
    </style:style>
    <style:style style:name="Table1.A5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6" style:family="table-row">
      <style:table-row-properties style:min-row-height="0.3083in" fo:keep-together="auto"/>
    </style:style>
    <style:style style:name="Table1.7" style:family="table-row">
      <style:table-row-properties style:min-row-height="0.3667in" fo:keep-together="auto"/>
    </style:style>
    <style:style style:name="Table1.A7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10" style:family="table-row">
      <style:table-row-properties style:min-row-height="0.3667in" fo:background-color="transparent" fo:keep-together="auto">
        <style:background-image/>
      </style:table-row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7.8097in" fo:margin-left="0.0597in" fo:margin-top="0in" fo:margin-bottom="0i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5" style:family="table-row">
      <style:table-row-properties style:min-row-height="0.1764in" fo:keep-together="auto"/>
    </style:style>
    <style:style style:name="Table1.A5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6" style:family="table-row">
      <style:table-row-properties style:min-row-height="0.3083in" fo:keep-together="auto"/>
    </style:style>
    <style:style style:name="Table1.7" style:family="table-row">
      <style:table-row-properties style:min-row-height="0.3667in" fo:keep-together="auto"/>
    </style:style>
    <style:style style:name="Table1.A7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10" style:family="table-row">
      <style:table-row-properties style:min-row-height="0.3667in" fo:background-color="transparent" fo:keep-together="auto">
        <style:background-image/>
      </style:table-row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P1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Frame_20_contents">
      <loext:graphic-properties draw:fill-gradient-name="gradient" draw:fill-hatch-name="hatch"/>
      <style:paragraph-properties fo:margin-top="0.0402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Frame_20_contents">
      <loext:graphic-properties draw:fill-gradient-name="gradient" draw:fill-hatch-name="hatch"/>
      <style:paragraph-properties fo:margin-left="0in" fo:margin-right="0in" fo:margin-top="0.0398in" fo:margin-bottom="0.0398in" style:contextual-spacing="false" fo:line-height="100%" fo:text-align="center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</style:style>
    <style:style style:name="P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Frame_20_contents">
      <loext:graphic-properties draw:fill-gradient-name="gradient" draw:fill-hatch-name="hatch"/>
      <style:paragraph-properties fo:margin-top="0.0398in" fo:margin-bottom="0.0398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2f7a61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font-weight="normal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1f33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officeooo:paragraph-rsid="0035851d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officeooo:rsid="0035851d" officeooo:paragraph-rsid="0035851d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767171" loext:opacity="100%"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8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35851d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db873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db873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0" style:family="paragraph">
      <loext:graphic-properties draw:fill-color="#666666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ill Sans MT" fo:font-size="60pt" style:font-size-asian="60pt" style:font-size-complex="60pt"/>
    </style:style>
    <style:style style:name="T2" style:family="text">
      <style:text-properties fo:color="#000000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" style:family="text">
      <style:text-properties fo:color="#000000" loext:opacity="100%" style:font-name="Gill Sans" fo:font-size="10pt" fo:language="en" fo:country="US" style:text-underline-style="none" fo:font-weight="normal" officeooo:rsid="0035851d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4" style:family="text">
      <style:text-properties officeooo:rsid="001afef0"/>
    </style:style>
    <style:style style:name="T5" style:family="text">
      <style:text-properties fo:color="#666666" loext:opacity="100%"/>
    </style:style>
    <style:style style:name="T6" style:family="text">
      <style:text-properties fo:color="#666666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7" style:family="text">
      <style:text-properties fo:color="#666666" loext:opacity="100%" style:font-name="Gill Sans" fo:font-size="10pt" fo:language="en" fo:country="US" style:text-underline-style="none" fo:font-weight="normal" officeooo:rsid="002f7a6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8" style:family="text">
      <style:text-properties fo:color="#666666" loext:opacity="100%" style:font-name="Gill Sans" fo:font-size="10pt" fo:language="en" fo:country="US" style:text-underline-style="none" fo:font-weight="normal" officeooo:rsid="0035851d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9" style:family="text">
      <style:text-properties fo:color="#666666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0" style:family="text">
      <style:text-properties fo:color="#666666" loext:opacity="100%" fo:font-style="italic"/>
    </style:style>
    <style:style style:name="T11" style:family="text">
      <style:text-properties fo:color="#666666" loext:opacity="100%" fo:font-style="italic" style:font-style-asian="italic" style:font-style-complex="italic"/>
    </style:style>
    <style:style style:name="T12" style:family="text">
      <style:text-properties fo:color="#666666" loext:opacity="100%" fo:font-style="italic" officeooo:rsid="0035851d"/>
    </style:style>
    <style:style style:name="T13" style:family="text">
      <style:text-properties fo:color="#666666" loext:opacity="100%" fo:font-size="10pt" fo:language="en" fo:country="US" fo:font-style="italic" officeooo:rsid="0035851d" style:letter-kerning="false" style:font-name-asian="Calibri1" style:language-asian="en" style:country-asian="US" style:language-complex="ar" style:country-complex="SA"/>
    </style:style>
    <style:style style:name="T14" style:family="text">
      <style:text-properties fo:color="#666666" loext:opacity="100%" fo:font-size="10pt" fo:language="en" fo:country="US" fo:font-style="italic" officeooo:rsid="0038cdbc" style:letter-kerning="false" style:font-name-asian="Calibri1" style:language-asian="en" style:country-asian="US" style:language-complex="ar" style:country-complex="SA"/>
    </style:style>
    <style:style style:name="T15" style:family="text">
      <style:text-properties officeooo:rsid="001c07cd"/>
    </style:style>
    <style:style style:name="T16" style:family="text">
      <style:text-properties officeooo:rsid="001f335c"/>
    </style:style>
    <style:style style:name="T17" style:family="text">
      <style:text-properties officeooo:rsid="00228d69"/>
    </style:style>
    <style:style style:name="T18" style:family="text">
      <style:text-properties fo:language="en" fo:country="US" officeooo:rsid="002f7a61" style:letter-kerning="false" style:font-name-asian="Calibri1" style:language-asian="en" style:country-asian="US" style:language-complex="ar" style:country-complex="SA"/>
    </style:style>
    <style:style style:name="T19" style:family="text">
      <style:text-properties fo:language="en" fo:country="US" officeooo:rsid="001c07cd" style:letter-kerning="false" style:font-name-asian="Calibri1" style:language-asian="en" style:country-asian="US" style:language-complex="ar" style:country-complex="SA"/>
    </style:style>
    <style:style style:name="T20" style:family="text">
      <style:text-properties fo:language="en" fo:country="US" officeooo:rsid="0035851d" style:letter-kerning="false" style:font-name-asian="Calibri1" style:language-asian="en" style:country-asian="US" style:language-complex="ar" style:country-complex="SA"/>
    </style:style>
    <style:style style:name="T21" style:family="text">
      <style:text-properties officeooo:rsid="002db873"/>
    </style:style>
    <style:style style:name="T22" style:family="text">
      <style:text-properties officeooo:rsid="0035851d"/>
    </style:style>
    <style:style style:name="T23" style:family="text">
      <style:text-properties officeooo:rsid="00360084"/>
    </style:style>
    <style:style style:name="T24" style:family="text">
      <style:text-properties officeooo:rsid="0036f804"/>
    </style:style>
    <style:style style:name="T25" style:family="text">
      <style:text-properties officeooo:rsid="0038cdbc"/>
    </style:style>
    <style:style style:name="T26" style:family="text">
      <style:text-properties officeooo:rsid="003c5ef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437in, 0in, -0.4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2.1874in, 3.8126in, 2.1874in, 0.56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666666" draw:fill-color="#666666" draw:textarea-horizontal-align="justify" draw:textarea-vertical-align="middle" draw:auto-grow-height="false" fo:min-height="1.2575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666666" draw:fill-color="#666666" draw:textarea-horizontal-align="justify" draw:textarea-vertical-align="middle" draw:auto-grow-height="false" fo:min-height="0.8744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9.3543in" fo:min-width="8.0165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8709in" fo:min-width="4.8154in" fo:padding-top="0.05in" fo:padding-bottom="0.05in" fo:padding-left="0.1in" fo:padding-right="0.1in" fo:wrap-option="wrap" fo:margin-left="0.1244in" fo:margin-right="0.1256in" fo:margin-top="0.0492in" fo:margin-bottom="0.050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102in" draw:stroke-linejoin="miter" draw:fill="none" loext:fill-use-slide-background="false" draw:textarea-vertical-align="middle" draw:auto-grow-height="false" fo:min-height="0.8862in" fo:min-width="3.1339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Text Box 2" draw:style-name="gr5" draw:text-style-name="P41" svg:width="3.3335in" svg:height="0.9858in" svg:x="4.461in" svg:y="-0.1311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1"><draw:frame draw:style-name="fr3" draw:name="Picture 192" text:anchor-type="as-char" svg:width="0.2in" svg:height="0.2in" draw:z-index="8"><draw:image xlink:href="Pictures/10000001000000400000004006D89D92F46C2CD0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zromano.com/" text:style-name="Internet_20_link" text:visited-style-name="Visited_20_Internet_20_Link"><text:span text:style-name="Internet_20_link"><text:span text:style-name="T9">zromano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3" text:anchor-type="as-char" svg:width="0.2in" svg:height="0.2in" draw:z-index="2"><draw:image xlink:href="Pictures/100000010000004000000040C23FFAF48F2504B5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mailto:zachary.c.romano@gmail.com" text:style-name="Internet_20_link" text:visited-style-name="Visited_20_Internet_20_Link"><text:span text:style-name="Internet_20_link"><text:span text:style-name="T9">zachary.c.romano@gmail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4" text:anchor-type="as-char" svg:width="0.2in" svg:height="0.2in" draw:z-index="9"><draw:image xlink:href="Pictures/10000001000000400000004007FDB9E243A44C3D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linkedin.com/in/zromano/" text:style-name="Internet_20_link" text:visited-style-name="Visited_20_Internet_20_Link"><text:span text:style-name="Internet_20_link"><text:span text:style-name="T9">linkedin.com/in/zromano/</text:span></text:span></text:a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4" draw:text-style-name="P41" svg:width="5.015in" svg:height="0.9705in" svg:x="-0.122in" svg:y="-0.1311in"><text:p text:style-name="Frame_20_contents"><text:span text:style-name="T1">Zach Romano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2" draw:style-name="gr3" draw:text-style-name="P41" svg:width="8.2161in" svg:height="9.4539in" svg:x="-0.3827in" svg:y="0.7972in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2" office:value-type="string"><text:p text:style-name="P26">SUMMARY</text:p></loext:table-cell><loext:covered-table-cell/><loext:table-cell table:style-name="Table1.A1" office:value-type="string"><text:p text:style-name="P27"/></loext:table-cell></loext:table-row><loext:table-row table:style-name="Table1.2"><loext:table-cell table:style-name="Table1.A1" office:value-type="string"><text:p text:style-name="P3"/></loext:table-cell><loext:table-cell table:style-name="Table1.A1" table:number-columns-spanned="2" office:value-type="string"><text:p text:style-name="P23"><text:span text:style-name="Internet_20_link"><text:span text:style-name="T3">Highly accomplished Senior Software Engineer with a proven track record in designing and leading complex systems, passionate about leveraging technical expertise to enhance developer experience and operational efficiency.</text:span></text:span></text:p></loext:table-cell><loext:covered-table-cell/></loext:table-row><loext:table-row table:style-name="Table1.2"><loext:table-cell table:style-name="Table1.A1" table:number-columns-spanned="2" office:value-type="string"><text:p text:style-name="P25">SKILLS</text:p></loext:table-cell><loext:covered-table-cell/><loext:table-cell table:style-name="Table1.A1" office:value-type="string"><text:p text:style-name="P22"/></loext:table-cell></loext:table-row><loext:table-row table:style-name="Table1.2"><loext:table-cell table:style-name="Table1.A1" office:value-type="string"><text:p text:style-name="P3"/></loext:table-cell><loext:table-cell table:style-name="Table1.A1" office:value-type="string"><text:p text:style-name="P21"><text:span text:style-name="Internet_20_link"><text:span text:style-name="T2">Programming Languages</text:span></text:span></text:p></loext:table-cell><loext:table-cell table:style-name="Table1.A1" office:value-type="string"><text:p text:style-name="P22"><text:span text:style-name="Internet_20_link"><text:span text:style-name="T6">Java, </text:span></text:span><text:span text:style-name="Internet_20_link"><text:span text:style-name="T7">Kotlin, </text:span></text:span><text:span text:style-name="Internet_20_link"><text:span text:style-name="T6">SQL, </text:span></text:span><text:span text:style-name="Internet_20_link"><text:span text:style-name="T8">Terraform, Terragrunt</text:span></text:span></text:p></loext:table-cell></loext:table-row><loext:table-row table:style-name="Table1.5"><loext:table-cell table:style-name="Table1.A5" office:value-type="string"><text:p text:style-name="P3"/></loext:table-cell><loext:table-cell table:style-name="Table1.A5" office:value-type="string"><text:p text:style-name="P20">Software Technologies</text:p></loext:table-cell><loext:table-cell table:style-name="Table1.A5" office:value-type="string"><text:p text:style-name="P10"><text:span text:style-name="T22">AI, LLMs, </text:span>Spring<text:span text:style-name="T16">, </text:span>Docker, Gitlab-CI, AWS<text:span text:style-name="T22">, Datadog, Snyk, Sonarqube</text:span></text:p></loext:table-cell></loext:table-row><loext:table-row table:style-name="Table1.6"><loext:table-cell table:style-name="Table1.A5" table:number-columns-spanned="3" office:value-type="string"><text:p text:style-name="P24">EXPERIENCE</text:p></loext:table-cell><loext:covered-table-cell/><loext:covered-table-cell/></loext:table-row><loext:table-row table:style-name="Table1.7"><loext:table-cell table:style-name="Table1.A7" office:value-type="string"><text:p text:style-name="P4"><draw:frame draw:style-name="fr4" draw:name="Image1" text:anchor-type="char" svg:width="0.3in" svg:height="0.3in" draw:z-index="15"><draw:image xlink:href="Pictures/1000000100000400000004004372D28AC0359731.png" xlink:type="simple" xlink:show="embed" xlink:actuate="onLoad" draw:mime-type="image/png"/></draw:frame></text:p></loext:table-cell><loext:table-cell table:style-name="Table1.A7" office:value-type="string"><text:p text:style-name="P18">Smartsheet</text:p><text:p text:style-name="P7"><draw:custom-shape text:anchor-type="paragraph" draw:z-index="10" draw:name="Shape 2" draw:style-name="gr1" draw:text-style-name="P40" svg:width="0.0606in" svg:height="1.2579in" svg:x="0.5681in" svg:y="0.2965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2">Feb 2024</text:span> - Present</text:p></loext:table-cell><loext:table-cell table:style-name="Table1.A5" office:value-type="string"><text:p text:style-name="P17"><text:span text:style-name="T18">Senior </text:span><text:span text:style-name="T19">Software Engineer </text:span><text:span text:style-name="T20">– </text:span><text:span text:style-name="T14">Product Adoption and SharingTe</text:span><text:span text:style-name="T13">am (easier asset </text:span><text:span text:style-name="T14">discoverability and </text:span><text:span text:style-name="T13">sharing)</text:span></text:p><text:list xml:id="list776295600" text:style-name="L1"><text:list-item><text:p text:style-name="P28">Led design and development of central service for <text:span text:style-name="T23">custom </text:span>customer branding</text:p></text:list-item><text:list-item><text:p text:style-name="P28">Implemented AI code reviews, reducing review time by 60%</text:p></text:list-item><text:list-item><text:p text:style-name="P28"><text:span text:style-name="T24">Migrated</text:span> business critical service <text:span text:style-name="T24">to new infra-as-</text:span><text:span text:style-name="T25">code</text:span></text:p></text:list-item><text:list-item><text:p text:style-name="P28">Developed Terraform modules that reduced the time to stand up a service from <text:span text:style-name="T26">2 </text:span>weeks to <text:span text:style-name="T26">3 </text:span>hours</text:p></text:list-item><text:list-item><text:p text:style-name="P29">Led team on design and development of new revenue-generating sharing/access feature</text:p></text:list-item><text:list-item><text:p text:style-name="P33">Engineered release process, increasing deployments from weekly to twice daily</text:p></text:list-item><text:list-item><text:p text:style-name="P29">Integrated new <text:span text:style-name="T23">company-wide </text:span>tooling (Pact, Renovate) for contract testing and dependency updates</text:p></text:list-item><text:list-item><text:p text:style-name="P28">Designed zero-downtime blue/green update process for MySQL databases</text:p></text:list-item></text:list></loext:table-cell></loext:table-row><loext:table-row table:style-name="Table1.7"><loext:table-cell table:style-name="Table1.A7" office:value-type="string"><text:p text:style-name="P4"><draw:frame draw:style-name="fr4" draw:name="Image1 Copy 1" text:anchor-type="char" svg:width="0.3in" svg:height="0.3in" draw:z-index="16"><draw:image xlink:href="Pictures/1000000100000400000004004372D28AC0359731.png" xlink:type="simple" xlink:show="embed" xlink:actuate="onLoad" draw:mime-type="image/png"/></draw:frame></text:p></loext:table-cell><loext:table-cell table:style-name="Table1.A7" office:value-type="string"><text:p text:style-name="P12"><text:span text:style-name="T10">Dec 2020 – </text:span><text:span text:style-name="T12">Feb 2024</text:span></text:p></loext:table-cell><loext:table-cell table:style-name="Table1.A5" office:value-type="string"><text:p text:style-name="P17"><text:span text:style-name="T19">Software Engineer </text:span><text:span text:style-name="T20">II – </text:span><text:span text:style-name="T13">Directory Services Team (user management)</text:span></text:p><text:list xml:id="list145135626134044" text:continue-numbering="true" text:style-name="L1"><text:list-item><text:p text:style-name="P34">Decoupled user data from monolith; built 4k RPS service</text:p></text:list-item><text:list-item><text:p text:style-name="P30">Led full-stack development of 'deactivate user' feature (alternative to deletion)</text:p></text:list-item><text:list-item><text:p text:style-name="P30">Initiated and led company-wide upgrade to Java 17 and SpringBoot 3</text:p></text:list-item><text:list-item><text:p text:style-name="P30">Led development and maintenance of open-source<text:span text:style-name="T21"> </text:span><text:a xlink:type="simple" xlink:href="https://github.com/smartsheet/smartsheet-java-sdk" text:style-name="Internet_20_link" text:visited-style-name="Visited_20_Internet_20_Link"><text:span text:style-name="T21">Smartsheet Java SDK</text:span></text:a></text:p></text:list-item><text:list-item><text:p text:style-name="P30">Profiled memory/CPU, <text:span text:style-name="T23">identifying and </text:span>resolving issue in popular AWS library</text:p></text:list-item><text:list-item><text:p text:style-name="P35">Mentored on modern Java/Spring practices; became 'go-to' SpringBoot expert</text:p></text:list-item><text:list-item><text:p text:style-name="P36">Mentored intern on improving SCIM interface with Azure Active Directory</text:p></text:list-item><text:list-item><text:p text:style-name="P36">Introduced Gradle and Liquibase to improve pipeline speed <text:span text:style-name="T23">and quality</text:span></text:p></text:list-item></text:list></loext:table-cell></loext:table-row><loext:table-row table:style-name="Table1.7"><loext:table-cell table:style-name="Table1.A7" office:value-type="string"><text:p text:style-name="P3"><draw:frame draw:style-name="fr3" draw:name="Graphic 57" text:anchor-type="as-char" svg:width="0.35in" svg:height="0.35in" draw:z-index="10"><draw:image xlink:href="Pictures/100000010000006000000060B3B5FEE8D7BE68D8.png" xlink:type="simple" xlink:show="embed" xlink:actuate="onLoad" draw:mime-type="image/png"/></draw:frame></text:p></loext:table-cell><loext:table-cell table:style-name="Table1.A7" office:value-type="string"><text:p text:style-name="P19">Boeing</text:p><text:p text:style-name="P8"><draw:custom-shape text:anchor-type="paragraph" draw:z-index="4" draw:name="Shape 1" draw:style-name="gr2" draw:text-style-name="P40" svg:width="0.0606in" svg:height="0.8748in" svg:x="0.5681in" svg:y="0.3083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Ma<text:span text:style-name="T4">r</text:span> 2019 - <text:span text:style-name="T15">Dec 2020</text:span></text:p></loext:table-cell><loext:table-cell table:style-name="Table1.A5" office:value-type="string"><text:p text:style-name="P15">Full Stack Developer</text:p><text:list xml:id="list82524479929090" text:style-name="L1"><text:list-item><text:p text:style-name="P37"><text:span text:style-name="T17">P</text:span>roduced an app to optimize purchasing that discovered $1 billion in unrealized savings</text:p></text:list-item><text:list-item><text:p text:style-name="P38">Created app for generating GitLab-CI pipelines to test and deploy existing apps</text:p></text:list-item><text:list-item><text:p text:style-name="P39">Enabled zero-downtime deployments for continuous releases</text:p></text:list-item><text:list-item><text:p text:style-name="P39">Integrated persistent chat and webhooks for live pipeline failure alerts</text:p></text:list-item><text:list-item><text:p text:style-name="P31">Taught modern development practices via 1500+ hours of paired programming</text:p></text:list-item><text:list-item><text:p text:style-name="P31">Led training courses on deploying software to Pivotal Cloud Foundry</text:p></text:list-item></text:list></loext:table-cell></loext:table-row><loext:table-row table:style-name="Table1.10"><loext:table-cell table:style-name="Table1.A7" office:value-type="string"><text:p text:style-name="P5"><draw:frame draw:style-name="fr3" draw:name="Graphic 57 Copy 1" text:anchor-type="as-char" svg:width="0.35in" svg:height="0.35in" draw:z-index="14"><draw:image xlink:href="Pictures/100000010000006000000060B3B5FEE8D7BE68D8.png" xlink:type="simple" xlink:show="embed" xlink:actuate="onLoad" draw:mime-type="image/png"/></draw:frame></text:p></loext:table-cell><loext:table-cell table:style-name="Table1.A7" office:value-type="string"><text:p text:style-name="P9">Aug 2017 - Mar 2019</text:p></loext:table-cell><loext:table-cell table:style-name="Table1.A5" office:value-type="string"><text:p text:style-name="P16">Systems Engineering Rotation</text:p><text:list xml:id="list145135873024489" text:continue-numbering="true" text:style-name="L1"><text:list-item><text:p text:style-name="P32">Developed .NET Core/Tableau website for real-time analytics</text:p></text:list-item></text:list></loext:table-cell></loext:table-row><loext:table-row table:style-name="Table1.11"><loext:table-cell table:style-name="Table1.A5" table:number-columns-spanned="3" office:value-type="string"><text:p text:style-name="P24">EDUCATION</text:p></loext:table-cell><loext:covered-table-cell/><loext:covered-table-cell/></loext:table-row><loext:table-row table:style-name="Table1.12"><loext:table-cell table:style-name="Table1.A5" office:value-type="string"><text:p text:style-name="P3"><draw:frame draw:style-name="fr2" draw:name="Graphic 62" text:anchor-type="as-char" svg:y="-0.1307in" svg:width="0.35in" svg:height="0.35in" draw:z-index="11"><draw:image xlink:href="Pictures/10000001000007D0000007D01CDEDB4A4B6FEF62.png" xlink:type="simple" xlink:show="embed" xlink:actuate="onLoad" draw:mime-type="image/png"/></draw:frame></text:p></loext:table-cell><loext:table-cell table:style-name="Table1.A5" office:value-type="string"><text:p text:style-name="P11">Johns Hopkins</text:p></loext:table-cell><loext:table-cell table:style-name="Table1.A5" office:value-type="string"><text:p text:style-name="P11">Master of Science in Computer Science,<text:span text:style-name="T5"> 4.0/4.0 - </text:span><text:span text:style-name="T11">Focused in Cybersecurity</text:span></text:p></loext:table-cell></loext:table-row><loext:table-row table:style-name="Table1.13"><loext:table-cell table:style-name="Table1.A5" office:value-type="string"><text:p text:style-name="P2"><draw:frame draw:style-name="fr1" draw:name="Graphic 63" text:anchor-type="as-char" svg:width="0.35in" svg:height="0.35in" draw:z-index="12"><draw:image xlink:href="Pictures/1000000100000484000004840588E9E02ADCAEC3.png" xlink:type="simple" xlink:show="embed" xlink:actuate="onLoad" draw:mime-type="image/png"/></draw:frame></text:p></loext:table-cell><loext:table-cell table:style-name="Table1.A5" office:value-type="string"><text:p text:style-name="P13">University of Illinois </text:p><text:p text:style-name="P13">Urbana-Champaign</text:p></loext:table-cell><loext:table-cell table:style-name="Table1.A5" office:value-type="string"><text:p text:style-name="P14">Bachelor of Science in Aerospace Engineering, <text:span text:style-name="T5">3.77/4.00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fo:color="#666666" loext:opacity="100%" style:font-name="OpenSymbol" fo:font-family="OpenSymbol" style:font-charset="x-symbol"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Gill Sans Nova Ligh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Romano</meta:initial-creator>
    <meta:editing-cycles>33</meta:editing-cycles>
    <meta:print-date>2020-05-24T01:53:00</meta:print-date>
    <meta:creation-date>2020-08-20T04:48:00</meta:creation-date>
    <dc:date>2025-07-18T14:48:02.101748329</dc:date>
    <meta:editing-duration>PT18H48M59S</meta:editing-duration>
    <meta:generator>LibreOffice/7.5.0.3$MacOSX_X86_64 LibreOffice_project/c21113d003cd3efa8c53188764377a8272d9d6de</meta:generator>
    <meta:document-statistic meta:table-count="2" meta:image-count="9" meta:object-count="0" meta:page-count="1" meta:paragraph-count="58" meta:word-count="380" meta:character-count="2636" meta:non-whitespace-character-count="2326"/>
    <meta:user-defined meta:name="AppVersion">16.0000</meta:user-defined>
    <meta:template xlink:type="simple" xlink:actuate="onRequest" xlink:title="Normal.dotm" xlink:href=""/>
  </office:meta>
</office:document-meta>
</file>